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About me</text:h>
      <text:p text:style-name="First_20_paragraph">I am a software develop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Experience in Software Development</text:h>
      <text:h text:style-name="Heading_20_3" text:outline-level="3">Freelance (2004 - 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Netic infoservicios (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2">Technologies: SourceSafe, Perl, HTML, CSS, JavaScript</text:span></text:p>
      <text:h text:style-name="Heading_20_3" text:outline-level="3">CDA (2007 - 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Globant (2009 - 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55Social (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since 2015)</text:h>
      <text:p text:style-name="First_20_paragraph">Despegar.com is an online travel agency. I work in backend programming developing microservices.</text:p>
      <text:p text:style-name="Text_20_body">The first two years I worked with flight selling.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text:span text:style-name="T2">Technologies: GIT, Maven, Spring MVC, Java Spark Web, Cassandra, RabbitMQ, SBT, Java, Scala, Kotlin.</text:span></text:p>
      <text:h text:style-name="Heading_20_3" text:outline-level="3">Software lib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I stop it (Yo los 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they could send messages to the national legislatives without any kind of registration.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Argentine congress data 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IRC client 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Formal 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Contact</text:h>
      <text:p text:style-name="First_20_paragraph">You can contact me by email to <text:a xlink:type="simple" xlink:href="mailto:matt@spiria.me" office:name=""><text:span text:style-name="Definition">matt@spiria.me</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dc:title>
  </office:meta>
</office:document-meta>
</file>